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bf175" officeooo:paragraph-rsid="000bf175"/>
    </style:style>
    <style:style style:name="P2" style:family="paragraph" style:parent-style-name="Text_20_body" style:list-style-name="L1"/>
    <style:style style:name="P3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3028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2">
      <style:text-properties officeooo:paragraph-rsid="0010d415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41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mini was given all the docs up to today (17 Aug) and asked to review and summarize. Then add a bit (video/still capture, control from other devices, email collection)</text:p>
      <text:p text:style-name="Text_20_body">Of course. Here is a comprehensive design and implementation document in Markdown format that consolidates all the planning, critiques, and feature additions we have discussed.</text:p>
      <text:p text:style-name="Horizontal_20_Line"/>
      <text:p text:style-name="Title"><text:bookmark-start text:name="pose2art-touchdesigner-project-comprehensive-design-and-implementation-plan"/>Pose2Art TouchDesigner Project: Comprehensive Design and Implementation Plan<text:bookmark-end text:name="pose2art-touchdesigner-project-comprehensive-design-and-implementation-plan"/></text:p>
      <text:h text:style-name="Heading_20_1" text:outline-level="1"><text:bookmark-start text:name="executive-summary"/><text:bookmark-start text:name="__RefHeading___Toc20764_549460256"/>Executive Summary<text:bookmark-end text:name="executive-summary"/><text:bookmark-end text:name="__RefHeading___Toc20764_549460256"/></text:h>
      <text:p text:style-name="Text_20_body">This document outlines the comprehensive architecture for the <text:span text:style-name="T1">Pose2Art</text:span> project. The system is designed as a professional, reusable, and extensible toolkit for creating interactive art installations based on real-time pose detection.</text:p>
      <text:p text:style-name="Text_20_body">The project is divided into three distinct repositories for a clean separation of concerns:</text:p>
      <text:list text:style-name="L1">
        <text:list-item>
          <text:p text:style-name="P2"><text:s/><text:span text:style-name="Source_5f_Text">poseCamPC</text:span>: A standalone Python application that captures video, detects human poses via MediaPipe, and broadcasts the skeletal data as OSC bundles.</text:p>
        </text:list-item>
        <text:list-item>
          <text:p text:style-name="P2"><text:span text:style-name="Source_5f_Text">poseTDtox</text:span>: A modular and reusable TouchDesigner library of components (<text:span text:style-name="Source_5f_Text">.tox</text:span> files) that receives, processes, and visualizes the pose data3333.</text:p>
        </text:list-item>
        <text:list-item>
          <text:p text:style-name="P2"><text:s/><text:span text:style-name="Source_5f_Text">fuzz-event-client</text:span>: A show-specific "glue" project that imports the <text:span text:style-name="Source_5f_Text">poseTDtox</text:span> library and customizes it with event-specific assets, routing, and presets4444.</text:p>
        </text:list-item>
      </text:list>
      <text:p text:style-name="First_20_paragraph">The internal architecture of the <text:span text:style-name="Source_5f_Text">poseTDtox</text:span> project follows a state-driven Model-View-Controller (MVC) pattern to ensure that logic, data, and presentation are cleanly decoupled, making the system robust and easy to maintai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20764_549460256" text:style-name="Index_20_Link" text:visited-style-name="Index_20_Link">Executive Summary<text:tab/>1</text:a></text:p>
          <text:p text:style-name="P3"><text:a xlink:type="simple" xlink:href="#__RefHeading___Toc20766_549460256" text:style-name="Index_20_Link" text:visited-style-name="Index_20_Link">1. Core Architecture and Philosophy<text:tab/>2</text:a></text:p>
          <text:p text:style-name="P4"><text:a xlink:type="simple" xlink:href="#__RefHeading___Toc20768_549460256" text:style-name="Index_20_Link" text:visited-style-name="Index_20_Link">State-Driven MVC in TouchDesigner<text:tab/>2</text:a></text:p>
          <text:p text:style-name="P4"><text:a xlink:type="simple" xlink:href="#__RefHeading___Toc20770_549460256" text:style-name="Index_20_Link" text:visited-style-name="Index_20_Link">The Role of Parameter Binding<text:tab/>2</text:a></text:p>
          <text:p text:style-name="P3"><text:a xlink:type="simple" xlink:href="#__RefHeading___Toc20772_549460256" text:style-name="Index_20_Link" text:visited-style-name="Index_20_Link">2. poseTDtox Library: Component Breakdown<text:tab/>3</text:a></text:p>
          <text:p text:style-name="P4"><text:a xlink:type="simple" xlink:href="#__RefHeading___Toc20774_549460256" text:style-name="Index_20_Link" text:visited-style-name="Index_20_Link"><text:soft-page-break/>state.tox (Model/State)<text:tab/>3</text:a></text:p>
          <text:p text:style-name="P4"><text:a xlink:type="simple" xlink:href="#__RefHeading___Toc20776_549460256" text:style-name="Index_20_Link" text:visited-style-name="Index_20_Link">controllers.tox (Controller)<text:tab/>3</text:a></text:p>
          <text:p text:style-name="P4"><text:a xlink:type="simple" xlink:href="#__RefHeading___Toc20778_549460256" text:style-name="Index_20_Link" text:visited-style-name="Index_20_Link">pose_in.tox (Model/Input)<text:tab/>3</text:a></text:p>
          <text:p text:style-name="P4"><text:a xlink:type="simple" xlink:href="#__RefHeading___Toc20780_549460256" text:style-name="Index_20_Link" text:visited-style-name="Index_20_Link">person_router.tox (Model/Processor)<text:tab/>4</text:a></text:p>
          <text:p text:style-name="P4"><text:a xlink:type="simple" xlink:href="#__RefHeading___Toc20782_549460256" text:style-name="Index_20_Link" text:visited-style-name="Index_20_Link">efx_switcher.tox (View/Controller)<text:tab/>4</text:a></text:p>
          <text:p text:style-name="P4"><text:a xlink:type="simple" xlink:href="#__RefHeading___Toc20784_549460256" text:style-name="Index_20_Link" text:visited-style-name="Index_20_Link">ui_panel.tox (View)<text:tab/>4</text:a></text:p>
          <text:p text:style-name="P3"><text:a xlink:type="simple" xlink:href="#__RefHeading___Toc20786_549460256" text:style-name="Index_20_Link" text:visited-style-name="Index_20_Link">3. Show Control and Interaction<text:tab/>4</text:a></text:p>
          <text:p text:style-name="P4"><text:a xlink:type="simple" xlink:href="#__RefHeading___Toc20788_549460256" text:style-name="Index_20_Link" text:visited-style-name="Index_20_Link">Receiving External Commands<text:tab/>4</text:a></text:p>
          <text:p text:style-name="P4"><text:a xlink:type="simple" xlink:href="#__RefHeading___Toc20790_549460256" text:style-name="Index_20_Link" text:visited-style-name="Index_20_Link">Capture and Delivery System<text:tab/>5</text:a></text:p>
          <text:p text:style-name="P5"><text:a xlink:type="simple" xlink:href="#__RefHeading___Toc20792_549460256" text:style-name="Index_20_Link" text:visited-style-name="Index_20_Link">email_ui.tox (View)<text:tab/>5</text:a></text:p>
          <text:p text:style-name="P5"><text:a xlink:type="simple" xlink:href="#__RefHeading___Toc20794_549460256" text:style-name="Index_20_Link" text:visited-style-name="Index_20_Link">session_data.tox (Model)<text:tab/>5</text:a></text:p>
          <text:p text:style-name="P5"><text:a xlink:type="simple" xlink:href="#__RefHeading___Toc20796_549460256" text:style-name="Index_20_Link" text:visited-style-name="Index_20_Link">submission_controller (Controller)<text:tab/>5</text:a></text:p>
          <text:p text:style-name="P4"><text:a xlink:type="simple" xlink:href="#__RefHeading___Toc20798_549460256" text:style-name="Index_20_Link" text:visited-style-name="Index_20_Link">Example show_control_mapper.py<text:tab/>5</text:a></text:p>
          <text:p text:style-name="P3"><text:a xlink:type="simple" xlink:href="#__RefHeading___Toc20800_549460256" text:style-name="Index_20_Link" text:visited-style-name="Index_20_Link">4. Post-Event Workflow<text:tab/>6</text:a></text:p>
          <text:p text:style-name="P3"><text:a xlink:type="simple" xlink:href="#__RefHeading___Toc20802_549460256" text:style-name="Index_20_Link" text:visited-style-name="Index_20_Link">5. Project Structure and File Layout (poseTDtox Repo)<text:tab/>6</text:a></text:p>
        </text:index-body>
      </text:table-of-content>
      <text:p text:style-name="Text_20_body"/>
      <text:h text:style-name="Heading_20_1" text:outline-level="1"><text:bookmark-start text:name="id_1-core-architecture-and-philosophy"/><text:bookmark-start text:name="__RefHeading___Toc20766_549460256"/>1. Core Architecture and Philosophy<text:bookmark-end text:name="id_1-core-architecture-and-philosophy"/><text:bookmark-end text:name="__RefHeading___Toc20766_549460256"/></text:h>
      <text:h text:style-name="Heading_20_2" text:outline-level="2"><text:bookmark-start text:name="state-driven-mvc-in-touchdesigner"/><text:bookmark-start text:name="__RefHeading___Toc20768_549460256"/>State-Driven MVC in TouchDesigner<text:bookmark-end text:name="state-driven-mvc-in-touchdesigner"/><text:bookmark-end text:name="__RefHeading___Toc20768_549460256"/></text:h>
      <text:p text:style-name="Text_20_body">The project's foundation is a state-driven architecture that avoids the tight coupling of components. A central <text:span text:style-name="Source_5f_Text">state</text:span> component serves as the "single source of truth."</text:p>
      <text:list text:style-name="L2">
        <text:list-item>
          <text:p text:style-name="P6"><text:span text:style-name="T1">Model</text:span>: Represents the application's data and state. This includes the raw incoming OSC data6, the parsed pose channels, the routing logic, and the persistent session database for the email capture system.</text:p>
        </text:list-item>
        <text:list-item>
          <text:p text:style-name="P6"><text:span text:style-name="T1">View</text:span>: The presentation layer. This consists of all operator-facing UI panels (</text:p>
          <text:p text:style-name="P6"><text:span text:style-name="Source_5f_Text">ui_panel.tox</text:span>)7, the effect visuals (<text:span text:style-name="Source_5f_Text">efx_*.tox</text:span>), and the email collection interface. The View's only job is to display the current state and capture user input.</text:p>
        </text:list-item>
        <text:list-item>
          <text:p text:style-name="P6"><text:span text:style-name="T1">Controller</text:span>: The logic that connects the Model and View. This layer is composed of scripts that respond to state changes or external inputs8. For example, when a show control command is received, a controller script updates the <text:span text:style-name="Source_5f_Text">state</text:span> component; another controller script sees this state change and executes an action, like toggling which effect is active ("cooking").</text:p>
        </text:list-item>
      </text:list>
      <text:h text:style-name="Heading_20_2" text:outline-level="2"><text:bookmark-start text:name="__RefHeading___Toc20770_549460256"/><text:bookmark-start text:name="the-role-of-parameter-binding"/>The Role of Parameter Binding<text:bookmark-end text:name="__RefHeading___Toc20770_549460256"/><text:bookmark-end text:name="the-role-of-parameter-binding"/></text:h>
      <text:p text:style-name="Text_20_body">Parameter binding is the mechanism that links components.</text:p>
      <text:list text:style-name="L3">
        <text:list-item>
          <text:p text:style-name="P7"><text:span text:style-name="T1">Simple Control:</text:span> For direct links (e.g., a UI fader controlling an effect's opacity), a direct parameter bind can act as a simple controller.</text:p>
        </text:list-item>
        <text:list-item>
          <text:p text:style-name="P7"><text:span text:style-name="T1">Complex Control:</text:span> For actions requiring logic (e.g., sending an OSC message, capturing <text:soft-page-break/>a file, managing cooking states), the controller is an explicit script (e.g., in a <text:span text:style-name="Source_5f_Text">Parameter Execute DAT</text:span>) that contains the necessary logic. This project relies on scripted controllers for all non-trivial actions.</text:p>
        </text:list-item>
      </text:list>
      <text:h text:style-name="Heading_20_1" text:outline-level="1"><text:bookmark-start text:name="id_2-posetdtox-library-component-breakdown"/><text:bookmark-start text:name="__RefHeading___Toc20772_549460256"/>2. <text:span text:style-name="Source_5f_Text">poseTDtox</text:span> Library: Component Breakdown<text:bookmark-end text:name="id_2-posetdtox-library-component-breakdown"/><text:bookmark-end text:name="__RefHeading___Toc20772_549460256"/></text:h>
      <text:p text:style-name="Text_20_body">The <text:span text:style-name="Source_5f_Text">poseTDtox</text:span> repository contains the core toolkit as a set of modular <text:span text:style-name="Source_5f_Text">.tox</text:span> components.</text:p>
      <text:h text:style-name="Heading_20_2" text:outline-level="2"><text:bookmark-start text:name="statetox-modelstate"/><text:bookmark-start text:name="__RefHeading___Toc20774_549460256"/><text:span text:style-name="Source_5f_Text">state.tox</text:span> (Model/State)<text:bookmark-end text:name="statetox-modelstate"/><text:bookmark-end text:name="__RefHeading___Toc20774_549460256"/></text:h>
      <text:list text:style-name="L4">
        <text:list-item>
          <text:p text:style-name="P8"><text:span text:style-name="T1">Role</text:span>: The global state machine and single source of truth.</text:p>
        </text:list-item>
        <text:list-item>
          <text:p text:style-name="P8"><text:span text:style-name="T1">Implementation</text:span>: A <text:span text:style-name="Source_5f_Text">Parameter COMP</text:span> holding all system-wide custom parameters.</text:p>
        </text:list-item>
        <text:list-item>
          <text:p text:style-name="P8"><text:span text:style-name="T1">Parameters</text:span>: <text:span text:style-name="Source_5f_Text">ActiveEffect</text:span>, <text:span text:style-name="Source_5f_Text">Fader</text:span>, <text:span text:style-name="Source_5f_Text">Blackout</text:span>, <text:span text:style-name="Source_5f_Text">PersonMode</text:span>, <text:span text:style-name="Source_5f_Text">PersonID</text:span>, <text:span text:style-name="Source_5f_Text">RecordingActive</text:span>, etc.</text:p>
        </text:list-item>
      </text:list>
      <text:h text:style-name="Heading_20_2" text:outline-level="2"><text:bookmark-start text:name="controllerstox-controller"/><text:bookmark-start text:name="__RefHeading___Toc20776_549460256"/><text:span text:style-name="Source_5f_Text">controllers.tox</text:span> (Controller)<text:bookmark-end text:name="controllerstox-controller"/><text:bookmark-end text:name="__RefHeading___Toc20776_549460256"/></text:h>
      <text:list xml:id="list3937874014" text:style-name="L5">
        <text:list-item>
          <text:p text:style-name="P9"><text:span text:style-name="T1">Role</text:span>: A container for all logic-only components that respond to state changes.</text:p>
        </text:list-item>
        <text:list-item>
          <text:p text:style-name="P9"><text:span text:style-name="T1">Implementation</text:span>: A <text:span text:style-name="Source_5f_Text">Base COMP</text:span> containing several <text:span text:style-name="Source_5f_Text">... Execute DATs</text:span>.</text:p>
          <text:list text:style-name="L6">
            <text:list-item>
              <text:p text:style-name="P10"><text:s/><text:span text:style-name="Source_5f_Text">cooking_controller</text:span>: Watches <text:span text:style-name="Source_5f_Text">state.par.ActiveEffect</text:span> and toggles the <text:span text:style-name="Source_5f_Text">allowCooking</text:span> flag on all effects in the <text:span text:style-name="Source_5f_Text">efx_switcher</text:span>. This ensures only the active effect uses GPU resources.</text:p>
            </text:list-item>
            <text:list-item>
              <text:p text:style-name="P10"><text:s/><text:span text:style-name="Source_5f_Text">posecam_controller</text:span>: Watches parameters like <text:span text:style-name="Source_5f_Text">state.par.Start</text:span> and <text:span text:style-name="Source_5f_Text">state.par.Source</text:span> and sends the corresponding OSC command to the remote <text:span text:style-name="Source_5f_Text">poseCamPC</text:span> application.</text:p>
            </text:list-item>
            <text:list-item>
              <text:p text:style-name="P10"><text:s/><text:span text:style-name="Source_5f_Text">show_control_mapper</text:span>: Contains an <text:span text:style-name="Source_5f_Text">OSC In DAT</text:span> (and optional MIDI/Art-Net DATs)14. Its callback script updates parameters on <text:span text:style-name="Source_5f_Text">state.tox</text:span> in response to external commands.</text:p>
            </text:list-item>
            <text:list-item>
              <text:p text:style-name="P10"><text:span text:style-name="Source_5f_Text">submission_controller</text:span>: Manages the logic for the email capture system.</text:p>
            </text:list-item>
          </text:list>
        </text:list-item>
      </text:list>
      <text:h text:style-name="Heading_20_2" text:outline-level="2"><text:bookmark-start text:name="poseintox-modelinput"/><text:bookmark-start text:name="__RefHeading___Toc20778_549460256"/><text:span text:style-name="Source_5f_Text">pose_in.tox</text:span> (Model/Input)<text:bookmark-end text:name="poseintox-modelinput"/><text:bookmark-end text:name="__RefHeading___Toc20778_549460256"/></text:h>
      <text:list text:style-name="L7">
        <text:list-item>
          <text:p text:style-name="P11"><text:s/><text:span text:style-name="T1">Role</text:span>: Ingests and parses OSC data from <text:span text:style-name="Source_5f_Text">poseCamPC</text:span>16.</text:p>
        </text:list-item>
        <text:list-item>
          <text:p text:style-name="P11"><text:s/><text:span text:style-name="T1">Implementation</text:span>: An <text:span text:style-name="Source_5f_Text">OSC In DAT</text:span> for receiving data bundles and a <text:span text:style-name="Source_5f_Text">Script CHOP</text:span> that uses <text:span text:style-name="Source_5f_Text">pose_fanout.py</text:span> to "fan out" the OSC messages into individual CHOP channels (e.g., <text:span text:style-name="Source_5f_Text">p1_head_x</text:span>, <text:span text:style-name="Source_5f_Text">p1_head_y</text:span>, etc.).</text:p>
        </text:list-item>
      </text:list>
      <text:h text:style-name="Heading_20_2" text:outline-level="2"><text:bookmark-start text:name="personroutertox-modelprocessor"/><text:bookmark-start text:name="__RefHeading___Toc20780_549460256"/><text:soft-page-break/><text:span text:style-name="Source_5f_Text">person_router.tox</text:span> (Model/Processor)<text:bookmark-end text:name="personroutertox-modelprocessor"/><text:bookmark-end text:name="__RefHeading___Toc20780_549460256"/></text:h>
      <text:list text:style-name="L8">
        <text:list-item>
          <text:p text:style-name="P12"><text:s/><text:span text:style-name="T1">Role</text:span>: Selects a single person's skeleton data from the multi-person stream.</text:p>
        </text:list-item>
        <text:list-item>
          <text:p text:style-name="P12"><text:s/><text:span text:style-name="T1">Implementation</text:span>: A component that watches <text:span text:style-name="Source_5f_Text">state.par.PersonID</text:span> and <text:span text:style-name="Source_5f_Text">state.par.PersonMode</text:span> to filter the CHOP channels from <text:span text:style-name="Source_5f_Text">pose_in.tox</text:span>.</text:p>
        </text:list-item>
      </text:list>
      <text:h text:style-name="Heading_20_2" text:outline-level="2"><text:bookmark-start text:name="efxswitchertox-viewcontroller"/><text:bookmark-start text:name="__RefHeading___Toc20782_549460256"/><text:span text:style-name="Source_5f_Text">efx_switcher.tox</text:span> (View/Controller)<text:bookmark-end text:name="efxswitchertox-viewcontroller"/><text:bookmark-end text:name="__RefHeading___Toc20782_549460256"/></text:h>
      <text:list text:style-name="L9">
        <text:list-item>
          <text:p text:style-name="P13"><text:span text:style-name="T1">Role</text:span>: Contains all visual effect components and manages which one is active21.</text:p>
        </text:list-item>
        <text:list-item>
          <text:p text:style-name="P13"><text:span text:style-name="T1">Implementation</text:span>: A container holding multiple <text:span text:style-name="Source_5f_Text">efx_*.tox</text:span> children. It uses a <text:span text:style-name="Source_5f_Text">Switch TOP/CHOP</text:span> whose index is bound to <text:span text:style-name="Source_5f_Text">state.par.ActiveEffect</text:span>. It also contains logic to dynamically populate the <text:span text:style-name="Source_5f_Text">ActiveEffect</text:span> menu on the <text:span text:style-name="Source_5f_Text">state.tox</text:span> component.</text:p>
        </text:list-item>
      </text:list>
      <text:h text:style-name="Heading_20_2" text:outline-level="2"><text:bookmark-start text:name="uipaneltox-view"/><text:bookmark-start text:name="__RefHeading___Toc20784_549460256"/><text:span text:style-name="Source_5f_Text">ui_panel.tox</text:span> (View)<text:bookmark-end text:name="uipaneltox-view"/><text:bookmark-end text:name="__RefHeading___Toc20784_549460256"/></text:h>
      <text:list text:style-name="L10">
        <text:list-item>
          <text:p text:style-name="P14"><text:s/><text:span text:style-name="T1">Role</text:span>: The main operator control panel.</text:p>
        </text:list-item>
        <text:list-item>
          <text:p text:style-name="P14"><text:span text:style-name="T1">Implementation</text:span>: A container with widgets (sliders, menus, buttons) that are bi-directionally bound to the parameters on <text:span text:style-name="Source_5f_Text">state.tox</text:span>. It has no internal logic; it only reads from and writes to the central state.</text:p>
        </text:list-item>
      </text:list>
      <text:h text:style-name="Heading_20_1" text:outline-level="1"><text:bookmark-start text:name="id_3-show-control-and-interaction"/><text:bookmark-start text:name="__RefHeading___Toc20786_549460256"/>3. Show Control and Interaction<text:bookmark-end text:name="id_3-show-control-and-interaction"/><text:bookmark-end text:name="__RefHeading___Toc20786_549460256"/></text:h>
      <text:h text:style-name="Heading_20_2" text:outline-level="2"><text:bookmark-start text:name="receiving-external-commands"/><text:bookmark-start text:name="__RefHeading___Toc20788_549460256"/>Receiving External Commands<text:bookmark-end text:name="receiving-external-commands"/><text:bookmark-end text:name="__RefHeading___Toc20788_549460256"/></text:h>
      <text:p text:style-name="Text_20_body">The system is designed to be driven by professional show control systems. The <text:s/><text:span text:style-name="Source_5f_Text">show_control_mapper</text:span> listens for commands and translates them into state changes.</text:p>
      <text:list xml:id="list3889450218" text:style-name="L11">
        <text:list-item>
          <text:p text:style-name="P15"><text:span text:style-name="T1">OSC Endpoints</text:span>: A baseline of OSC addresses is defined:</text:p>
          <text:list text:style-name="L12">
            <text:list-item>
              <text:p text:style-name="P16"><text:s/><text:span text:style-name="Source_5f_Text">/show/efx/select i</text:span> </text:p>
            </text:list-item>
            <text:list-item>
              <text:p text:style-name="P16"><text:s/><text:span text:style-name="Source_5f_Text">/show/efx/next</text:span></text:p>
            </text:list-item>
            <text:list-item>
              <text:p text:style-name="P16"><text:s/><text:span text:style-name="Source_5f_Text">/show/fader t</text:span> </text:p>
            </text:list-item>
            <text:list-item>
              <text:p text:style-name="P16"><text:s/><text:span text:style-name="Source_5f_Text">/show/person/id i</text:span> </text:p>
            </text:list-item>
            <text:list-item>
              <text:p text:style-name="P17"><text:s/><text:span text:style-name="Source_5f_Text">/show/posecam/start</text:span> / </text:p>
            </text:list-item>
            <text:list-item>
              <text:p text:style-name="P17"><text:span text:style-name="Source_5f_Text">/show/posecam/stop</text:span> </text:p>
              <text:p text:style-name="P16"/>
              <text:p text:style-name="P16"/>
            </text:list-item>
            <text:list-item>
              <text:p text:style-name="P16"><text:soft-page-break/><text:s/><text:span text:style-name="Source_5f_Text">/show/blackout b</text:span></text:p>
            </text:list-item>
          </text:list>
        </text:list-item>
      </text:list>
      <text:h text:style-name="Heading_20_2" text:outline-level="2"><text:bookmark-start text:name="capture-and-delivery-system"/><text:bookmark-start text:name="__RefHeading___Toc20790_549460256"/>Capture and Delivery System<text:bookmark-end text:name="capture-and-delivery-system"/><text:bookmark-end text:name="__RefHeading___Toc20790_549460256"/></text:h>
      <text:p text:style-name="Text_20_body">For public installations, the system includes features to capture user-generated content and collect email addresses for later delivery.</text:p>
      <text:h text:style-name="Heading_20_3" text:outline-level="3"><text:bookmark-start text:name="emailuitox-view"/><text:bookmark-start text:name="__RefHeading___Toc20792_549460256"/><text:span text:style-name="Source_5f_Text">email_ui.tox</text:span> (View)<text:bookmark-end text:name="emailuitox-view"/><text:bookmark-end text:name="__RefHeading___Toc20792_549460256"/></text:h>
      <text:list text:style-name="L13">
        <text:list-item>
          <text:p text:style-name="P18">A user-facing UI panel with a text field for email entry and a submit button, designed for touch screen or keyboard input.</text:p>
        </text:list-item>
      </text:list>
      <text:h text:style-name="Heading_20_3" text:outline-level="3"><text:bookmark-start text:name="sessiondatatox-model"/><text:bookmark-start text:name="__RefHeading___Toc20794_549460256"/><text:span text:style-name="Source_5f_Text">session_data.tox</text:span> (Model)<text:bookmark-end text:name="sessiondatatox-model"/><text:bookmark-end text:name="__RefHeading___Toc20794_549460256"/></text:h>
      <text:list text:style-name="L14">
        <text:list-item>
          <text:p text:style-name="P19">A <text:span text:style-name="Source_5f_Text">Table DAT</text:span> acts as a persistent database, saving its contents to an external <text:span text:style-name="Source_5f_Text">session_log.csv</text:span> file.</text:p>
        </text:list-item>
        <text:list-item>
          <text:p text:style-name="P19"><text:span text:style-name="T1">Columns</text:span>: <text:span text:style-name="Source_5f_Text">email_address</text:span>, <text:span text:style-name="Source_5f_Text">capture_paths</text:span>, <text:span text:style-name="Source_5f_Text">timestamp</text:span>, <text:span text:style-name="Source_5f_Text">review_status</text:span>, <text:span text:style-name="Source_5f_Text">sent_status</text:span>.</text:p>
        </text:list-item>
      </text:list>
      <text:h text:style-name="Heading_20_3" text:outline-level="3"><text:bookmark-start text:name="submissioncontroller-controller"/><text:bookmark-start text:name="__RefHeading___Toc20796_549460256"/><text:span text:style-name="Source_5f_Text">submission_controller</text:span> (Controller)<text:bookmark-end text:name="submissioncontroller-controller"/><text:bookmark-end text:name="__RefHeading___Toc20796_549460256"/></text:h>
      <text:list text:style-name="L15">
        <text:list-item>
          <text:p text:style-name="P20"><text:span text:style-name="T1">Trigger</text:span>: The "Submit" button on the <text:span text:style-name="Source_5f_Text">email_ui.tox</text:span>.</text:p>
        </text:list-item>
        <text:list-item>
          <text:p text:style-name="P20"><text:span text:style-name="T1">Action</text:span>: A script that reads the email, gets the paths of the user's recently captured files, and appends a new row to the <text:span text:style-name="Source_5f_Text">session_data</text:span> <text:span text:style-name="Source_5f_Text">Table DAT</text:span>.</text:p>
        </text:list-item>
      </text:list>
      <text:h text:style-name="Heading_20_2" text:outline-level="2"><text:bookmark-start text:name="example-showcontrolmapperpy"/><text:bookmark-start text:name="__RefHeading___Toc20798_549460256"/>Example <text:span text:style-name="Source_5f_Text">show_control_mapper.py</text:span><text:bookmark-end text:name="example-showcontrolmapperpy"/><text:bookmark-end text:name="__RefHeading___Toc20798_549460256"/></text:h>
      <text:p text:style-name="Text_20_body">This script demonstrates how incoming OSC is mapped to state changes and controller actions.</text:p>
      <text:p text:style-name="Text_20_body">Python</text:p>
      <text:p text:style-name="Preformatted_20_Text"># td/scripts/show_control_mapper.py</text:p>
      <text:p text:style-name="Preformatted_20_Text"># This script runs in the OSC In DAT's callback within controllers.tox</text:p>
      <text:p text:style-name="Preformatted_20_Text"/>
      <text:p text:style-name="Preformatted_20_Text">def onReceiveOSC(dat, rowIndex, message, bytes, timeStamp, address, args, peer):</text:p>
      <text:p text:style-name="Preformatted_20_Text"><text:s text:c="4"/># --- Base Show Control (from source documents) ---</text:p>
      <text:p text:style-name="Preformatted_20_Text"><text:s text:c="4"/>if address == '/show/efx/select':</text:p>
      <text:p text:style-name="Preformatted_20_Text"><text:s text:c="8"/>op('state').par.Activeeffect = int(args[0])</text:p>
      <text:p text:style-name="Preformatted_20_Text"><text:s text:c="4"/>elif address == '/show/efx/next':</text:p>
      <text:p text:style-name="Preformatted_20_Text"><text:s text:c="8"/># Logic to increment and wrap the Activeeffect menu index</text:p>
      <text:p text:style-name="Preformatted_20_Text"><text:s text:c="8"/>current_val = op('state').par.Activeeffect.eval()</text:p>
      <text:p text:style-name="Preformatted_20_Text"><text:s text:c="8"/>op('state').par.Activeeffect = (int(current_val) + 1) % len(op('state').par.Activeeffect.menuNames)</text:p>
      <text:p text:style-name="Preformatted_20_Text"><text:s text:c="4"/>elif address == '/show/fader':</text:p>
      <text:p text:style-name="Preformatted_20_Text"><text:s text:c="8"/>op('state').par.Fader = float(args[0])</text:p>
      <text:p text:style-name="Preformatted_20_Text"><text:soft-page-break/><text:s text:c="4"/></text:p>
      <text:p text:style-name="Preformatted_20_Text"><text:s text:c="4"/># --- NEW: Capture and Delivery Commands ---</text:p>
      <text:p text:style-name="Preformatted_20_Text"><text:s text:c="4"/>elif address == '/show/capture/still':</text:p>
      <text:p text:style-name="Preformatted_20_Text"><text:s text:c="8"/># Trigger the still capture logic in a dedicated controller</text:p>
      <text:p text:style-name="Preformatted_20_Text"><text:s text:c="8"/>op('capture_controller').CaptureStill()</text:p>
      <text:p text:style-name="Preformatted_20_Text"><text:s text:c="4"/></text:p>
      <text:p text:style-name="Preformatted_20_Text"><text:s text:c="4"/>elif address == '/show/capture/video/toggle':</text:p>
      <text:p text:style-name="Preformatted_20_Text"><text:s text:c="8"/># Toggle the recording state directly</text:p>
      <text:p text:style-name="Preformatted_20_Text"><text:s text:c="8"/>op('state').par.RecordingActive = not op('state').par.RecordingActive</text:p>
      <text:p text:style-name="Preformatted_20_Text"><text:s text:c="4"/></text:p>
      <text:p text:style-name="Preformatted_20_Text"><text:s text:c="4"/>return</text:p>
      <text:p text:style-name="Horizontal_20_Line"/>
      <text:p text:style-name="First_20_paragraph"/>
      <text:h text:style-name="Heading_20_1" text:outline-level="1"><text:bookmark-start text:name="id_4-post-event-workflow"/><text:bookmark-start text:name="__RefHeading___Toc20800_549460256"/>4. Post-Event Workflo<text:bookmark-end text:name="id_4-post-event-workflow"/><text:span text:style-name="T2">w</text:span><text:bookmark-end text:name="__RefHeading___Toc20800_549460256"/></text:h>
      <text:p text:style-name="Text_20_body">To ensure data privacy and content quality, a human-in-the-loop review process is critical. This workflow is handled by a standalone Python script, completely separate from the real-time TouchDesigner environment.</text:p>
      <text:list text:style-name="L16">
        <text:list-item>
          <text:p text:style-name="P21"><text:span text:style-name="T1">Run the Review Script</text:span>: After the event, the operator runs a Python script from their computer.</text:p>
        </text:list-item>
        <text:list-item>
          <text:p text:style-name="P21"><text:span text:style-name="T1">Load Data</text:span>: The script loads the <text:span text:style-name="Source_5f_Text">session_log.csv</text:span> file generated during the event.</text:p>
        </text:list-item>
        <text:list-item>
          <text:p text:style-name="P21"><text:span text:style-name="T1">Review Interface</text:span>: The script presents a simple interface (command-line or basic GUI) for the operator to review each entry (email and associated files).</text:p>
        </text:list-item>
        <text:list-item>
          <text:p text:style-name="P21"><text:span text:style-name="T1">Approve/Reject/Edit</text:span>: The operator can approve entries for sending, reject them, or edit typos in email addresses. These decisions are saved back to the CSV file.</text:p>
        </text:list-item>
        <text:list-item>
          <text:p text:style-name="P21"><text:span text:style-name="T1">Bulk Send</text:span>: Once the review is complete, a final script iterates through all "approved" entries and sends the personalized emails with their attachments.</text:p>
        </text:list-item>
      </text:list>
      <text:h text:style-name="Heading_20_1" text:outline-level="1"><text:bookmark-start text:name="id_5-project-structure-and-file-layout-posetdtox-repo"/><text:bookmark-start text:name="__RefHeading___Toc20802_549460256"/>5. Project Structure and File Layout (<text:span text:style-name="Source_5f_Text">poseTDtox</text:span> Repo)<text:bookmark-end text:name="id_5-project-structure-and-file-layout-posetdtox-repo"/><text:bookmark-end text:name="__RefHeading___Toc20802_549460256"/></text:h>
      <text:p text:style-name="First_20_paragraph"/>
      <text:p text:style-name="Preformatted_20_Text">poseTDtox/ </text:p>
      <text:p text:style-name="Preformatted_20_Text">│ </text:p>
      <text:p text:style-name="Preformatted_20_Text">├── td/ </text:p>
      <text:p text:style-name="Preformatted_20_Text">│ <text:s text:c="2"/>├── tox/ <text:s text:c="17"/># The core, reusable components </text:p>
      <text:p text:style-name="Preformatted_20_Text">│ <text:s text:c="2"/>│ <text:s text:c="2"/>├── 0_state.tox </text:p>
      <text:p text:style-name="Preformatted_20_Text">│ <text:s text:c="2"/>│ <text:s text:c="2"/>├── 1_controllers.tox </text:p>
      <text:p text:style-name="Preformatted_20_Text">│ <text:s text:c="2"/>│ <text:s text:c="2"/>├── 2_pose_in.tox </text:p>
      <text:p text:style-name="Preformatted_20_Text">│ <text:s text:c="2"/>│ <text:s text:c="2"/>├── 3_person_router.tox </text:p>
      <text:p text:style-name="Preformatted_20_Text">│ <text:s text:c="2"/>│ <text:s text:c="2"/>├── 4_efx_switcher.tox </text:p>
      <text:p text:style-name="Preformatted_20_Text">│ <text:s text:c="2"/>│ <text:s text:c="2"/>├── 5_ui_panel.tox </text:p>
      <text:p text:style-name="Preformatted_20_Text">│ <text:s text:c="2"/>│ <text:s text:c="2"/>└── 6_email_ui.tox </text:p>
      <text:p text:style-name="Preformatted_20_Text">│ <text:s text:c="2"/>│ </text:p>
      <text:p text:style-name="Preformatted_20_Text"><text:soft-page-break/>│ <text:s text:c="2"/>├── effects/ <text:s text:c="13"/># Folder for effect TOXs [cite: 300] </text:p>
      <text:p text:style-name="Preformatted_20_Text">│ <text:s text:c="2"/>│ <text:s text:c="2"/>├── efx_hands.tox <text:s text:c="4"/>[cite: 60, 301, 717] </text:p>
      <text:p text:style-name="Preformatted_20_Text">│ <text:s text:c="2"/>│ <text:s text:c="2"/>└── efx_skeleton.tox <text:s/>[cite: 61, 302, 718] </text:p>
      <text:p text:style-name="Preformatted_20_Text">│ <text:s text:c="2"/>│ </text:p>
      <text:p text:style-name="Preformatted_20_Text">│ <text:s text:c="2"/>├── scripts/ <text:s text:c="13"/># All external Python scripts [cite: 62, 297, 720] </text:p>
      <text:p text:style-name="Preformatted_20_Text">│ <text:s text:c="2"/>│ <text:s text:c="2"/>├── pose_fanout.py </text:p>
      <text:p text:style-name="Preformatted_20_Text">│ <text:s text:c="2"/>│ <text:s text:c="2"/>├── state_init.py </text:p>
      <text:p text:style-name="Preformatted_20_Text">│ <text:s text:c="2"/>│ <text:s text:c="2"/>├── cooking_controller.py </text:p>
      <text:p text:style-name="Preformatted_20_Text">│ <text:s text:c="2"/>│ <text:s text:c="2"/>├── posecam_controller.py </text:p>
      <text:p text:style-name="Preformatted_20_Text">│ <text:s text:c="2"/>│ <text:s text:c="2"/>└── show_control_mapper.py </text:p>
      <text:p text:style-name="Preformatted_20_Text">│ <text:s text:c="2"/>│ </text:p>
      <text:p text:style-name="Preformatted_20_Text">│ <text:s text:c="2"/>└── data/ <text:s text:c="16"/># Data files like CSVs [cite: 70, 726] </text:p>
      <text:p text:style-name="Preformatted_20_Text">│ <text:s text:c="6"/>└── session_log.csv </text:p>
      <text:p text:style-name="Preformatted_20_Text">│ </text:p>
      <text:p text:style-name="Preformatted_20_Text">├── demo/ <text:s text:c="20"/># Example project file [cite: 73] </text:p>
      <text:p text:style-name="Preformatted_20_Text">│ <text:s text:c="2"/>└── Pose2Art_Demo.toe <text:s text:c="4"/>[cite: 74] </text:p>
      <text:p text:style-name="Preformatted_20_Text">│ </text:p>
      <text:p text:style-name="Preformatted_20_Text">└── docs/ <text:s text:c="20"/># Documentation [cite: 75, 304] </text:p>
      <text:p text:style-name="Preformatted_20_Text"><text:s text:c="4"/>├── README.md </text:p>
      <text:p text:style-name="Preformatted_20_Text"><text:s text:c="4"/>└── TOX_Reference.m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106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5.9098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38b1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file-name text:display="name">PoseCam Tox2 Comprehensive Design and Implementation Plan</text:file-name><text:tab/><text:date style:data-style-name="N37" text:date-value="2025-08-17T09:10:37.870553811" text:fixed="true">08/17/25</text:date>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keyword/>
    <meta:initial-creator/>
    <meta:creation-date>2025-08-19T00:26:52Z</meta:creation-date>
    <dc:date>2025-08-18T14:44:21.308785300</dc:date>
    <meta:editing-duration>PT16M36S</meta:editing-duration>
    <meta:editing-cycles>10</meta:editing-cycles>
    <meta:print-date>2025-08-18T14:43:35.364086700</meta:print-date>
    <meta:document-statistic meta:table-count="0" meta:image-count="0" meta:object-count="0" meta:page-count="7" meta:paragraph-count="159" meta:word-count="1442" meta:character-count="10276" meta:non-whitespace-character-count="8669"/>
  </office:meta>
</office:document-meta>
</file>